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16a080" draw:textarea-horizontal-align="justify" draw:textarea-vertical-align="middle" draw:auto-grow-height="false" fo:min-height="10.25cm" fo:min-width="11.5cm"/>
      <style:paragraph-properties style:writing-mode="lr-tb"/>
    </style:style>
    <style:style style:name="gr2" style:family="graphic" style:parent-style-name="standard">
      <style:graphic-properties svg:stroke-color="#ffffff" draw:fill-color="#2980b0" draw:textarea-horizontal-align="justify" draw:textarea-vertical-align="middle" draw:auto-grow-height="false" fo:min-height="5.25cm" fo:min-width="2.5cm"/>
      <style:paragraph-properties style:writing-mode="lr-tb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3.25cm" fo:min-width="2.5cm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6.25cm" fo:min-width="2.5cm"/>
      <style:paragraph-properties style:writing-mode="lr-tb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4.25cm" fo:min-width="2.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ffff" draw:fill-color="#f39c10" draw:textarea-horizontal-align="justify" draw:textarea-vertical-align="middle" draw:auto-grow-height="false" fo:min-height="8.25cm" fo:min-width="11.5cm"/>
      <style:paragraph-properties style:writing-mode="lr-tb"/>
    </style:style>
    <style:style style:name="gr8" style:family="graphic" style:parent-style-name="standard">
      <style:graphic-properties svg:stroke-color="#ffffff" draw:fill-color="#16a080" draw:textarea-horizontal-align="justify" draw:textarea-vertical-align="middle" draw:auto-grow-height="false" fo:min-height="2.25cm" fo:min-width="11.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16a080"/>
      <style:paragraph-properties fo:text-align="center"/>
    </style:style>
    <style:style style:name="P3" style:family="paragraph">
      <loext:graphic-properties draw:fill-color="#2980b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39c1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2cm" svg:height="10.5cm" svg:x="7cm" svg:y="2.5cm">
          <text:p text:style-name="P1">User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5.5cm" svg:x="7cm" svg:y="7.5cm">
          <text:p text:style-name="P1">IO</text:p>
          <text:p text:style-name="P1"/>
          <text:p text:style-name="P1">Adapte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.5cm" svg:x="10cm" svg:y="9.5cm">
          <text:p text:style-name="P1">IO</text:p>
          <text:p text:style-name="P1"/>
          <text:p text:style-name="P1">Adapter 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6.5cm" svg:x="13cm" svg:y="6.5cm">
          <text:p text:style-name="P1">SPI</text:p>
          <text:p text:style-name="P1"/>
          <text:p text:style-name="P1">Adapter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4.5cm" svg:x="16cm" svg:y="8.5cm">
          <text:p text:style-name="P1">SPI</text:p>
          <text:p text:style-name="P1"/>
          <text:p text:style-name="P1">Adapter</text:p>
          <text:p text:style-name="P1">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5" draw:layer="layout" svg:width="12cm" svg:height="8.5cm" svg:x="7cm" svg:y="4.5cm">
          <text:p text:style-name="P1">Panduza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cm" svg:height="2.5cm" svg:x="7cm" svg:y="2cm">
          <text:p text:style-name="P1">User Applic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5.5cm" svg:x="7cm" svg:y="7.5cm">
          <text:p text:style-name="P1">IO</text:p>
          <text:p text:style-name="P1"/>
          <text:p text:style-name="P1">Adapte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.5cm" svg:x="10cm" svg:y="9.5cm">
          <text:p text:style-name="P1">IO</text:p>
          <text:p text:style-name="P1"/>
          <text:p text:style-name="P1">Adapter 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6.5cm" svg:x="13cm" svg:y="6.5cm">
          <text:p text:style-name="P1">SPI</text:p>
          <text:p text:style-name="P1"/>
          <text:p text:style-name="P1">Adapter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4.5cm" svg:x="16cm" svg:y="8.5cm">
          <text:p text:style-name="P1">SPI</text:p>
          <text:p text:style-name="P1"/>
          <text:p text:style-name="P1">Adapter</text:p>
          <text:p text:style-name="P1">4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980b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15:25.471917138</meta:creation-date>
    <dc:date>2022-06-09T21:38:00.041668129</dc:date>
    <meta:editing-duration>PT12M23S</meta:editing-duration>
    <meta:editing-cycles>3</meta:editing-cycles>
    <meta:generator>LibreOffice/7.3.3.2$Linux_X86_64 LibreOffice_project/30$Build-2</meta:generator>
    <meta:document-statistic meta:object-count="36"/>
  </office:meta>
</office:document-meta>
</file>